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a2e2a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fo:font-weight="bold" officeooo:rsid="001a2e2a" officeooo:paragraph-rsid="001a2e2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b5ad9"/>
    </style:style>
    <style:style style:name="P4" style:family="paragraph" style:parent-style-name="Standard">
      <style:paragraph-properties fo:text-align="start" style:justify-single-word="false"/>
      <style:text-properties officeooo:paragraph-rsid="001bf619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a2e2a" officeooo:paragraph-rsid="001a2e2a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20pt" fo:font-weight="bold" officeooo:rsid="001a2e2a" officeooo:paragraph-rsid="001a2e2a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language="uk" fo:country="UA" fo:font-weight="normal" officeooo:rsid="001a2e2a" officeooo:paragraph-rsid="001a2e2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paragraph-rsid="001a2e2a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a2e2a" officeooo:paragraph-rsid="001a2e2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paragraph-rsid="001bf619"/>
    </style:style>
    <style:style style:name="P11" style:family="paragraph" style:parent-style-name="Text_20_body">
      <style:paragraph-properties fo:margin-left="0.115cm" fo:margin-right="0cm" fo:text-indent="0cm" style:auto-text-indent="false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4pt" fo:font-weight="bold" officeooo:rsid="001a2e2a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officeooo:rsid="001acd1a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fo:color="#000000" loext:opacity="100%" fo:font-size="14pt" officeooo:rsid="001a2e2a" style:font-size-asian="14pt" style:font-size-complex="14pt"/>
    </style:style>
    <style:style style:name="T7" style:family="text">
      <style:text-properties fo:color="#000000" loext:opacity="100%" fo:font-size="14pt" officeooo:rsid="001bf619" style:font-size-asian="14pt" style:font-size-complex="14pt"/>
    </style:style>
    <style:style style:name="T8" style:family="text">
      <style:text-properties fo:color="#000000" loext:opacity="100%" fo:font-size="14pt" fo:font-weight="normal" officeooo:rsid="001a2e2a" style:font-size-asian="14pt" style:font-weight-asian="normal" style:font-size-complex="14pt" style:font-weight-complex="normal"/>
    </style:style>
    <style:style style:name="T9" style:family="text">
      <style:text-properties fo:color="#000000" loext:opacity="100%" fo:font-size="14pt" fo:font-weight="normal" officeooo:rsid="001acd1a" style:font-size-asian="14pt" style:font-weight-asian="normal" style:font-size-complex="14pt" style:font-weight-complex="normal"/>
    </style:style>
    <style:style style:name="T10" style:family="text">
      <style:text-properties fo:color="#000000" loext:opacity="100%" fo:font-size="14pt" fo:font-weight="normal" officeooo:rsid="001b5ad9" style:font-size-asian="14pt" style:font-weight-asian="normal" style:font-size-complex="14pt" style:font-weight-complex="normal"/>
    </style:style>
    <style:style style:name="T11" style:family="text">
      <style:text-properties fo:color="#000000" loext:opacity="100%" fo:font-size="14pt" fo:font-weight="normal" officeooo:rsid="001bf619" style:font-size-asian="14pt" style:font-weight-asian="normal" style:font-size-complex="14pt" style:font-weight-complex="normal"/>
    </style:style>
    <style:style style:name="T12" style:family="text">
      <style:text-properties fo:color="#000000" loext:opacity="100%" fo:font-size="14pt" fo:font-style="italic" fo:font-weight="normal" officeooo:rsid="001bf619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Liberation Serif" fo:font-size="14pt" fo:font-weight="bold" officeooo:rsid="001a2e2a" style:font-size-asian="14pt" style:font-weight-asian="bold" style:font-size-complex="14pt" style:font-weight-complex="bold"/>
    </style:style>
    <style:style style:name="T14" style:family="text">
      <style:text-properties fo:color="#000000" loext:opacity="100%" style:font-name="Liberation Serif" fo:font-size="14pt" fo:font-weight="bold" officeooo:rsid="001acd1a" style:font-size-asian="14pt" style:font-weight-asian="bold" style:font-size-complex="14pt" style:font-weight-complex="bold"/>
    </style:style>
    <style:style style:name="T15" style:family="text">
      <style:text-properties fo:color="#000000" loext:opacity="100%" style:font-name="Liberation Serif" fo:font-size="14pt" style:font-size-asian="14pt" style:font-size-complex="14pt"/>
    </style:style>
    <style:style style:name="T16" style:family="text">
      <style:text-properties fo:color="#000000" loext:opacity="100%" style:font-name="Liberation Serif" fo:font-size="14pt" officeooo:rsid="001a2e2a" style:font-size-asian="14pt" style:font-size-complex="14pt"/>
    </style:style>
    <style:style style:name="T17" style:family="text">
      <style:text-properties fo:color="#000000" loext:opacity="100%" style:font-name="Liberation Serif" fo:font-size="14pt" officeooo:rsid="001bf619" style:font-size-asian="14pt" style:font-size-complex="14pt"/>
    </style:style>
    <style:style style:name="T18" style:family="text">
      <style:text-properties fo:color="#000000" loext:opacity="100%" style:font-name="Liberation Serif" fo:font-size="14pt" fo:font-weight="normal" officeooo:rsid="001a2e2a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Liberation Serif" fo:font-size="14pt" fo:font-weight="normal" officeooo:rsid="001acd1a" style:font-size-asian="14pt" style:font-weight-asian="normal" style:font-size-complex="14pt" style:font-weight-complex="normal"/>
    </style:style>
    <style:style style:name="T20" style:family="text">
      <style:text-properties fo:color="#000000" loext:opacity="100%" style:font-name="Liberation Serif" fo:font-size="14pt" fo:font-weight="normal" officeooo:rsid="001b5ad9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Liberation Serif" fo:font-size="14pt" fo:font-weight="normal" officeooo:rsid="001bf619" style:font-size-asian="14pt" style:font-weight-asian="normal" style:font-size-complex="14pt" style:font-weight-complex="normal"/>
    </style:style>
    <style:style style:name="T22" style:family="text">
      <style:text-properties fo:color="#000000" loext:opacity="100%" style:font-name="Liberation Serif" fo:font-size="14pt" fo:font-style="italic" fo:font-weight="normal" officeooo:rsid="001bf619" style:font-size-asian="14pt" style:font-weight-asian="normal" style:font-size-complex="14pt" style:font-weight-complex="normal"/>
    </style:style>
    <style:style style:name="T23" style:family="text">
      <style:text-properties fo:color="#000000" loext:opacity="100%" fo:font-weight="bold"/>
    </style:style>
    <style:style style:name="T24" style:family="text">
      <style:text-properties fo:color="#000000" loext:opacity="100%" style:font-name="Liberation Serif" fo:font-size="14pt" fo:font-weight="bold" officeooo:rsid="001a2e2a" style:font-size-asian="14pt" style:font-weight-asian="bold" style:font-size-complex="14pt" style:font-weight-complex="bold"/>
    </style:style>
    <style:style style:name="T25" style:family="text">
      <style:text-properties fo:color="#000000" loext:opacity="100%" style:font-name="Liberation Serif" fo:font-size="14pt" fo:font-weight="bold" officeooo:rsid="001acd1a" style:font-size-asian="14pt" style:font-weight-asian="bold" style:font-size-complex="14pt" style:font-weight-complex="bold"/>
    </style:style>
    <style:style style:name="T26" style:family="text">
      <style:text-properties fo:color="#000000" loext:opacity="100%" style:font-name="Liberation Serif" fo:font-size="14pt" fo:font-weight="bold" officeooo:rsid="001bf619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Liberation Serif" fo:font-size="14pt" fo:font-weight="bold" officeooo:rsid="001bf619" style:font-size-asian="12.25pt" style:font-weight-asian="bold" style:font-size-complex="14pt" style:font-weight-complex="bold"/>
    </style:style>
    <style:style style:name="T28" style:family="text">
      <style:text-properties fo:color="#000000" loext:opacity="100%" style:font-name="Liberation Serif" fo:font-size="14pt" style:font-size-asian="14pt" style:font-size-complex="14pt"/>
    </style:style>
    <style:style style:name="T29" style:family="text">
      <style:text-properties fo:color="#000000" loext:opacity="100%" style:font-name="Liberation Serif" fo:font-size="14pt" officeooo:rsid="001a2e2a" style:font-size-asian="14pt" style:font-size-complex="14pt"/>
    </style:style>
    <style:style style:name="T30" style:family="text">
      <style:text-properties fo:color="#000000" loext:opacity="100%" style:font-name="Liberation Serif" fo:font-size="14pt" officeooo:rsid="001bf619" style:font-size-asian="14pt" style:font-size-complex="14pt"/>
    </style:style>
    <style:style style:name="T31" style:family="text">
      <style:text-properties fo:color="#000000" loext:opacity="100%" style:font-name="Liberation Serif" fo:font-size="14pt" fo:font-weight="normal" officeooo:rsid="001a2e2a" style:font-size-asian="14pt" style:font-weight-asian="normal" style:font-size-complex="14pt" style:font-weight-complex="normal"/>
    </style:style>
    <style:style style:name="T32" style:family="text">
      <style:text-properties fo:color="#000000" loext:opacity="100%" style:font-name="Liberation Serif" fo:font-size="14pt" fo:font-weight="normal" officeooo:rsid="001acd1a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Liberation Serif" fo:font-size="14pt" fo:font-weight="normal" officeooo:rsid="001b5ad9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Liberation Serif" fo:font-size="14pt" fo:font-weight="normal" officeooo:rsid="001bf619" style:font-size-asian="14pt" style:font-weight-asian="normal" style:font-size-complex="14pt" style:font-weight-complex="normal"/>
    </style:style>
    <style:style style:name="T35" style:family="text">
      <style:text-properties fo:color="#000000" loext:opacity="100%" style:font-name="Liberation Serif" fo:font-size="14pt" fo:font-weight="normal" officeooo:rsid="001bf619" style:font-size-asian="12.25pt" style:font-weight-asian="normal" style:font-size-complex="14pt" style:font-weight-complex="normal"/>
    </style:style>
    <style:style style:name="T36" style:family="text">
      <style:text-properties fo:color="#000000" loext:opacity="100%" style:font-name="Liberation Serif" fo:font-size="14pt" fo:font-style="italic" fo:font-weight="normal" officeooo:rsid="001bf619" style:font-size-asian="14pt" style:font-weight-asian="normal" style:font-size-complex="14pt" style:font-weight-complex="normal"/>
    </style:style>
    <style:style style:name="T37" style:family="text">
      <style:text-properties fo:color="#000000" loext:opacity="100%" style:font-name="Liberation Serif" fo:font-size="14pt" officeooo:rsid="001bf619" style:font-size-asian="12.25pt" style:font-size-complex="14pt"/>
    </style:style>
    <style:style style:name="T38" style:family="text">
      <style:text-properties fo:color="#000000" loext:opacity="100%" style:font-name="Liberation Serif" fo:font-weight="bold" officeooo:rsid="001bf619" style:font-weight-asian="bold" style:font-weight-complex="bold"/>
    </style:style>
    <style:style style:name="T39" style:family="text">
      <style:text-properties fo:color="#000000" loext:opacity="100%" style:font-name="Liberation Serif" fo:font-size="20pt" fo:font-weight="bold" officeooo:rsid="001bf619" style:font-size-asian="20pt" style:font-weight-asian="bold" style:font-size-complex="20pt" style:font-weight-complex="bold"/>
    </style:style>
    <style:style style:name="T40" style:family="text">
      <style:text-properties fo:color="#000000" loext:opacity="100%" style:font-name="Liberation Serif" fo:font-weight="normal" officeooo:rsid="001bf619" style:font-weight-asian="normal" style:font-weight-complex="normal"/>
    </style:style>
    <style:style style:name="T41" style:family="text">
      <style:text-properties fo:color="#000000" loext:opacity="100%" fo:font-size="20pt" fo:font-weight="bold" officeooo:rsid="001bf619" style:font-size-asian="20pt" style:font-weight-asian="bold" style:font-size-complex="20pt" style:font-weight-complex="bold"/>
    </style:style>
    <style:style style:name="T42" style:family="text">
      <style:text-properties fo:language="uk" fo:country="UA" fo:font-weight="normal" officeooo:rsid="001a2e2a" style:font-weight-asian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normal" officeooo:rsid="001bf619" style:text-blinking="false" fo:background-color="transparent" loext:char-shading-value="0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bf619" style:text-blinking="false" fo:background-color="transparent" loext:char-shading-value="0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bf619" style:text-blinking="false" fo:background-color="transparent" loext:char-shading-value="0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bf619" style:text-blinking="false" fo:background-color="transparent" loext:char-shading-value="0" style:font-size-asian="12.25pt" style:font-weight-asian="normal" style:font-size-complex="14pt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1bf619" style:text-blinking="false" fo:background-color="transparent" loext:char-shading-value="0" style:font-weight-asian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b5ad9" style:text-blinking="false" fo:background-color="transparent" loext:char-shading-value="0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Liberation Serif" fo:font-size="14pt" fo:font-style="normal" style:text-underline-style="none" fo:font-weight="normal" officeooo:rsid="001bf619" style:text-blinking="false" fo:background-color="transparent" loext:char-shading-value="0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Контрольні запитання</text:p>
      <text:p text:style-name="P6"/>
      <text:p text:style-name="P7">Виконував студент: <text:span text:style-name="T1">Мегедь Ярослав</text:span></text:p>
      <text:p text:style-name="P7"/>
      <text:p text:style-name="P7">1. Як ви можете бачити, команди dirs , pwd , cd та true є внутрішніми командами оболонки bash. А ось команди uname , id та whereis є зовнішніми, оскільки вони посилаються на відповідні файли в каталозі /usr/bin.</text:p>
      <text:p text:style-name="P8"><text:span text:style-name="T42">2. </text:span><text:span text:style-name="T23">Змінні середовища</text:span><text:span text:style-name="T2"> — змінні, набір динамічних значень, які можуть вплинути на те як запущені процеси будуть себе поводити на комп'ютері.</text:span></text:p>
      <text:p text:style-name="P8"><text:span text:style-name="T2"/></text:p>
      <text:p text:style-name="P2">Кілька видів змінних середовищ:</text:p>
      <text:p text:style-name="P9"><text:span text:style-name="T2"/></text:p>
      <text:p text:style-name="P1"><text:span text:style-name="T13">- </text:span><text:span text:style-name="Source_20_Text"><text:span text:style-name="T15">%ALLUSERSPROFILE%</text:span></text:span><text:span text:style-name="Source_20_Text"><text:span text:style-name="T16">- </text:span></text:span><text:span text:style-name="Source_20_Text"><text:span text:style-name="T13"><text:s/></text:span></text:span><text:span text:style-name="Source_20_Text"><text:span text:style-name="T18">Вказує шлях до папки загальних документів та налаштувань, загальних для всіх користувачів.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-%APPDATA% - Вказує шлях до папки, в якій зберігаються налаштування деяких програм поточного користувача.</text:span></text:span></text:p>
      <text:p text:style-name="P1"><text:span text:style-name="Source_20_Text"><text:span text:style-name="T18"><text:s/></text:span></text:span></text:p>
      <text:p text:style-name="P1"><text:span text:style-name="Source_20_Text"><text:span text:style-name="T18">- %CLIENTNAME% - Змінна визначена тільки в оточенні віддаленого підключення до робочого столу. Зберігає ім'я комп'ютера (%COMPUTERNAME%) клієнта віддаленого доступа.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- %COMMONPROGRAMFILES% - Вказує шлях до теки, в якій зберігаються загальні для встановлених програм файли в 64-розрядних системах для додатків архітектури x86.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- %COMPUTERNAME% - Зберігає ім'я комп'ютера в локальній мережі.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Список змінних середовища Windows можна проглянути, набравши в командному рядку: set або натиснувши кнопку «Змінні оточення» на вкладці «Додатково» в діалоговому вікні «Властивості системи» («Мій Комп'ютер»→"Властивості"). 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3. PowerShell - це кросплатформне рішення для автоматизації завдань, яке включає оболонку командного рядка, скриптову мову та платформу керування конфігурацією.</text:span></text:span></text:p>
      <text:p text:style-name="P1"><text:span text:style-name="Source_20_Text"><text:span text:style-name="T18"/></text:span></text:p>
      <text:p text:style-name="P1"><text:span text:style-name="Source_20_Text"><text:span text:style-name="T18"><text:s/></text:span></text:span><text:span text:style-name="Source_20_Text"><text:span text:style-name="T19">Щоб переглянути її вміст в терміналі можна прописати команду</text:span></text:span><text:span text:style-name="Source_20_Text"><text:span text:style-name="T14"> ls </text:span></text:span><text:span text:style-name="Source_20_Text"><text:span text:style-name="T19">або </text:span></text:span><text:span text:style-name="Source_20_Text"><text:span text:style-name="T14">get-Childitem.</text:span></text:span></text:p>
      <text:p text:style-name="P1"><text:span text:style-name="Source_20_Text"><text:span text:style-name="T14"/></text:span></text:p>
      <text:p text:style-name="P3"><text:span text:style-name="Source_20_Text"><text:span text:style-name="T19">4. </text:span></text:span><text:span text:style-name="Source_20_Text"><text:span text:style-name="T20">Щоб змінити значення зміної </text:span></text:span><text:bookmark text:name="docs-internal-guid-2e91d5c6-7fff-e281-6dab-2321b9d1e185"/><text:span text:style-name="Source_20_Text"><text:span text:style-name="T49">$PS1 тимчасово</text:span></text:span><text:span text:style-name="Source_20_Text"><text:span text:style-name="T20"> можна прописати команду export. Якщо хочемо змінити на весь час пропишемо цю команду PS1="aCodePrompt&gt;.</text:span></text:span></text:p>
      <text:p text:style-name="P3"><text:span text:style-name="Source_20_Text"><text:span text:style-name="T20"/></text:span></text:p>
      <text:p text:style-name="P4"><text:soft-page-break/><text:span text:style-name="Source_20_Text"><text:span text:style-name="T21">5. <text:s/>Лапки використовують для точного відображення рядка без заміни змінної.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6. При виконанні програми пристрій керування отримує чергову інструкцію (команду програми), стан регістра ознак результату виконання попередньої команди (регістра прапорів), стан керуючих входів (наприклад, сигналів переривань або готовності периферійних пристроїв) і на вихід видає </text:span></text:span><text:span text:style-name="Source_20_Text"><text:span text:style-name="T22">послідовності імпульсів керування</text:span></text:span><text:span text:style-name="Source_20_Text"><text:span text:style-name="T21"> (міжрегістрових пересилками, адресацією і сигналами пересилань даних практично між всіма блоками комп'ютера — арифметико-логічним пристроєм, підсистемою введення / виводу, оперативною пам'яттю.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Види:</text:span></text:span></text:p>
      <text:p text:style-name="P4"><text:span text:style-name="Source_20_Text"><text:span text:style-name="T21">1. Умовні інструкції</text:span></text:span></text:p>
      <text:p text:style-name="P4"><text:span text:style-name="Source_20_Text"><text:span text:style-name="T21">2. Цикли</text:span></text:span></text:p>
      <text:p text:style-name="P4"><text:span text:style-name="Source_20_Text"><text:span text:style-name="T21">3. Оператори вибору</text:span></text:span></text:p>
      <text:p text:style-name="P4"><text:span text:style-name="Source_20_Text"><text:span text:style-name="T21">4. Оператори переривання циклу та переходу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7.</text:span></text:span></text:p>
      <text:p text:style-name="P4"><text:span text:style-name="Source_20_Text"><text:span text:style-name="Strong_20_Emphasis"><text:span text:style-name="T17">Символ $</text:span></text:span></text:span><text:span text:style-name="Source_20_Text"><text:span text:style-name="T21"> означає, що ви працюєте під звичайним користувачем (non-root user). Це стандартний символ для звичайних користувачів у Linux та Unix-системах.</text:span></text:span></text:p>
      <text:p text:style-name="P4"><text:span text:style-name="Source_20_Text"><text:span text:style-name="T21"/></text:span></text:p>
      <text:p text:style-name="P4"><text:span text:style-name="Source_20_Text"><text:span text:style-name="Strong_20_Emphasis"><text:span text:style-name="T17">Символ #</text:span></text:span></text:span><text:span text:style-name="Source_20_Text"><text:span text:style-name="T21"> означає, що ви працюєте під суперкористувачем (root user). Це символ, який вказує на те, що ви маєте повні права доступу до системи і можете виконувати будь-які команди, включаючи ті, що змінюють важливі системні налаштування.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8.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Команда </text:span></text:span><text:span text:style-name="Source_20_Text"><text:span text:style-name="Strong_20_Emphasis"><text:span text:style-name="T26">whereis</text:span></text:span></text:span><text:span text:style-name="Source_20_Text"><text:span text:style-name="T21"> має призначення шукати розташування виконуваного файлу, вихідного коду і сторінок мануала (документації) для заданої команди або файлу.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>Команда </text:span></text:span><text:span text:style-name="Source_20_Text"><text:span text:style-name="T26">locate</text:span></text:span><text:span text:style-name="Source_20_Text"><text:span text:style-name="T21"> має призначення шукати файли по всій файловій системі за їх іменем або частиною імені.</text:span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4"><text:span text:style-name="Source_20_Text"><text:span text:style-name="T21"/></text:span></text:p>
      <text:p text:style-name="P10"><text:soft-page-break/><text:span text:style-name="Source_20_Text"><text:span text:style-name="T39">Висновок</text:span></text:span></text:p>
      <text:p text:style-name="P10"><text:span text:style-name="Source_20_Text"><text:span text:style-name="T39"/></text:span></text:p>
      <text:p text:style-name="P4"><text:span text:style-name="Source_20_Text"><text:span text:style-name="T21">Ознайомились з базовими командами </text:span></text:span><text:bookmark text:name="docs-internal-guid-44c841d5-7fff-df12-522e-0a19a10caf98"/><text:span text:style-name="Source_20_Text"><text:span text:style-name="T51">CLI-режиму в Linux. </text:span></text:span></text:p>
      <text:p text:style-name="P4"><text:span text:style-name="Source_20_Text"><text:span text:style-name="T51"/></text:span></text:p>
      <text:p text:style-name="P4"><text:span text:style-name="Source_20_Text"><text:span text:style-name="T51">Ознайомились з базовими текстовими командами в термінальному режимі роботи в різних ОС.</text:span></text:span></text:p>
      <text:p text:style-name="P4"><text:span text:style-name="Source_20_Text"><text:span text:style-name="T51"/></text:span></text:p>
      <text:p text:style-name="P4"><text:span text:style-name="Source_20_Text"><text:span text:style-name="T51">Покращили навички роботи в команді.</text:span></text:span></text:p>
      <text:p text:style-name="P11"><text:line-break/><text:span text:style-name="T5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1:55:00.239348640</meta:creation-date>
    <dc:date>2024-10-14T06:17:53.798290560</dc:date>
    <meta:editing-duration>PT5M11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33" meta:word-count="426" meta:character-count="3159" meta:non-whitespace-character-count="2755"/>
  </office:meta>
</office:document-meta>
</file>